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0pt" officeooo:rsid="001f6035" officeooo:paragraph-rsid="001f6035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0pt" officeooo:rsid="001f6035" officeooo:paragraph-rsid="001f6035" style:font-size-asian="10pt" style:font-size-complex="10pt"/>
    </style:style>
    <style:style style:name="P3" style:family="paragraph" style:parent-style-name="Standard" style:master-page-name="">
      <loext:graphic-properties draw:fill="none"/>
      <style:paragraph-properties fo:margin-left="0cm" fo:margin-right="0.801cm" fo:line-height="150%" fo:text-align="center" style:justify-single-word="false" fo:text-indent="0cm" style:auto-text-indent="false" style:page-number="auto" fo:background-color="transparent"/>
      <style:text-properties style:font-name="Arial" fo:font-size="10pt" officeooo:rsid="001f6035" officeooo:paragraph-rsid="001f6035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0pt" officeooo:rsid="001f6035" officeooo:paragraph-rsid="001f6035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0pt" fo:font-weight="bold" officeooo:rsid="001f6035" officeooo:paragraph-rsid="001f6035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0pt" fo:font-weight="bold" officeooo:rsid="001f6035" officeooo:paragraph-rsid="001f6035" fo:background-color="#ffffff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0pt" fo:font-weight="bold" officeooo:rsid="001f6035" officeooo:paragraph-rsid="001f6035" fo:background-color="#ffffff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0pt" officeooo:rsid="001f6035" officeooo:paragraph-rsid="001f6035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-1cm" style:auto-text-indent="false" style:page-number="auto" fo:background-color="transparent"/>
      <style:text-properties fo:color="#000000" loext:opacity="100%" style:font-name="Arial" fo:font-size="10pt" officeooo:rsid="001f6035" officeooo:paragraph-rsid="001f6035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0pt" officeooo:rsid="001f6035" officeooo:paragraph-rsid="001f6035" style:font-size-asian="10pt" style:font-size-complex="10pt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loext:opacity="100%" style:font-name="Arial" fo:font-size="10pt" officeooo:rsid="001f6035" officeooo:paragraph-rsid="001f6035" style:font-size-asian="10pt" style:font-size-complex="10pt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1f6035"/>
    </style:style>
    <style:style style:name="P13" style:family="paragraph" style:parent-style-name="Standard">
      <style:paragraph-properties fo:line-height="150%" fo:text-align="start" style:justify-single-word="false"/>
      <style:text-properties fo:font-size="10pt" officeooo:paragraph-rsid="001f6035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0pt" officeooo:rsid="001f6035" officeooo:paragraph-rsid="001f6035" style:font-size-asian="10pt" style:font-size-complex="10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0pt" officeooo:rsid="00211de4" officeooo:paragraph-rsid="00211de4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7pt"/>
    </style:style>
    <style:style style:name="T3" style:family="text">
      <style:text-properties fo:color="#000000" loext:opacity="100%" style:font-name="Arial" officeooo:rsid="001f6035"/>
    </style:style>
    <style:style style:name="T4" style:family="text">
      <style:text-properties fo:color="#000000" loext:opacity="100%" style:font-name="Arial" officeooo:rsid="00211de4"/>
    </style:style>
    <style:style style:name="T5" style:family="text">
      <style:text-properties fo:color="#000000" loext:opacity="100%" style:font-name="Arial" officeooo:rsid="0022ebf0"/>
    </style:style>
    <style:style style:name="T6" style:family="text">
      <style:text-properties fo:color="#000000" loext:opacity="100%" style:font-name="Arial" fo:font-size="10pt" officeooo:rsid="001f6035" style:font-size-asian="10pt" style:font-size-complex="10pt"/>
    </style:style>
    <style:style style:name="T7" style:family="text">
      <style:text-properties fo:color="#000000" loext:opacity="100%" style:font-name="Arial" fo:font-size="10pt" officeooo:rsid="00211de4" style:font-size-asian="10pt" style:font-size-complex="10pt"/>
    </style:style>
    <style:style style:name="T8" style:family="text">
      <style:text-properties fo:color="#000000" loext:opacity="100%" style:font-name="Arial" fo:font-size="10pt" officeooo:rsid="0022ebf0" style:font-size-asian="10pt" style:font-size-complex="10pt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11" style:family="text">
      <style:text-properties fo:color="#000000" loext:opacity="100%" fo:font-weight="bold" officeooo:rsid="00211de4" fo:background-color="#ffffff" loext:char-shading-value="0" style:font-weight-asian="bold" style:font-weight-complex="bold"/>
    </style:style>
    <style:style style:name="T12" style:family="text">
      <style:text-properties fo:color="#000000" loext:opacity="100%" fo:font-weight="normal" style:font-weight-asian="normal" style:font-weight-complex="normal"/>
    </style:style>
    <style:style style:name="T13" style:family="text">
      <style:text-properties fo:color="#000000" loext:opacity="100%" fo:font-weight="normal" officeooo:rsid="00211de4" style:font-weight-asian="normal" style:font-weight-complex="normal"/>
    </style:style>
    <style:style style:name="T14" style:family="text">
      <style:text-properties fo:color="#000000" loext:opacity="100%" fo:font-weight="normal" officeooo:rsid="0022ebf0" style:font-weight-asian="normal" style:font-weight-complex="normal"/>
    </style:style>
    <style:style style:name="T15" style:family="text">
      <style:text-properties fo:color="#000000" loext:opacity="100%" fo:background-color="#ffffff" loext:char-shading-value="0"/>
    </style:style>
    <style:style style:name="T16" style:family="text">
      <style:text-properties officeooo:rsid="00211de4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11de4" style:font-weight-asian="normal" style:font-weight-complex="normal"/>
    </style:style>
    <style:style style:name="T19" style:family="text">
      <style:text-properties fo:font-weight="normal" officeooo:rsid="0022ebf0" style:font-weight-asian="normal" style:font-weight-complex="normal"/>
    </style:style>
    <style:style style:name="T20" style:family="text">
      <style:text-properties officeooo:rsid="0022ebf0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officeooo:rsid="002462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6">[</text:span>CURR<text:span text:style-name="T16">Í</text:span>CULO FUTURISTA<text:span text:style-name="T16">]</text:span> </text:p>
      <text:p text:style-name="P8"><text:s/></text:p>
      <text:p text:style-name="P8">ENDEREÇO:<text:span text:style-name="T16">Vale Verde de Minas</text:span> </text:p>
      <text:p text:style-name="P8">TELEFONE:</text:p>
      <text:p text:style-name="P8">E-MAIL:<text:span text:style-name="T22">carlos.ch002020@gmail.com</text:span></text:p>
      <text:p text:style-name="P8"><text:span text:style-name="T17">L</text:span><text:span text:style-name="T19">Í</text:span><text:span text:style-name="T17">NK</text:span><text:span text:style-name="T19">EDI</text:span><text:span text:style-name="T18">N</text:span>:</text:p>
      <text:p text:style-name="P8">DATA DE NASCIMENTO:<text:span text:style-name="T16">03/04/2009</text:span></text:p>
      <text:p text:style-name="P8">IDADE:<text:span text:style-name="T16">33</text:span></text:p>
      <text:p text:style-name="P2"><text:span text:style-name="T1"><text:s text:c="25"/></text:span><text:span text:style-name="T10">Objetivo profissional <text:s/></text:span></text:p>
      <text:p text:style-name="P13"><text:span text:style-name="T3">Ingressar no mercado de trabalho e aplicar meus conhecimentos acad</text:span><text:span text:style-name="T4">ê</text:span><text:span text:style-name="T3">micos e experiencias em Educaç</text:span><text:span text:style-name="T5">ã</text:span><text:span text:style-name="T3">o f</text:span><text:span text:style-name="T5">í</text:span><text:span text:style-name="T3">sica <text:s/></text:span></text:p>
      <text:p text:style-name="P2"><text:span text:style-name="T1"><text:s text:c="33"/></text:span><text:span text:style-name="T15"><text:s text:c="2"/></text:span><text:span text:style-name="T10">Formaç</text:span><text:span text:style-name="T11">ã</text:span><text:span text:style-name="T10">o acad</text:span><text:span text:style-name="T11">ê</text:span><text:span text:style-name="T10">mica</text:span></text:p>
      <text:p text:style-name="P9"><text:s text:c="165"/></text:p>
      <text:p text:style-name="P5">&gt;Bacharelado:<text:span text:style-name="T18">Educação Física <text:s/></text:span></text:p>
      <text:p text:style-name="P8">Universidade:<text:span text:style-name="T16">Ipatinga</text:span></text:p>
      <text:p text:style-name="P8">Conclus<text:span text:style-name="T16">ã</text:span>o:<text:span text:style-name="T16">2033</text:span></text:p>
      <text:p text:style-name="P8">Principais disciplinas:<text:span text:style-name="T16">Educação Física</text:span></text:p>
      <text:p text:style-name="P8">Destaques:<text:span text:style-name="T16">Faze educ</text:span><text:span text:style-name="T20">açã</text:span><text:span text:style-name="T16">o Física</text:span></text:p>
      <text:p text:style-name="P1"/>
      <text:p text:style-name="P6">&gt;ENSINO ME<text:span text:style-name="T16">D</text:span><text:span text:style-name="T20">Í</text:span>O <text:s/></text:p>
      <text:p text:style-name="P8">Escola estadual:<text:span text:style-name="T16">Escola Emília Cabral Mota </text:span></text:p>
      <text:p text:style-name="P8">Conclusa:<text:span text:style-name="T16">2033</text:span></text:p>
      <text:p text:style-name="P11">Principais disciplinas:<text:span text:style-name="T16">Esportes Acadêmico </text:span></text:p>
      <text:p text:style-name="P8">Destaques: <text:span text:style-name="T16">Esportes</text:span></text:p>
      <text:p text:style-name="P10"><text:s/></text:p>
      <text:p text:style-name="P2"><text:span text:style-name="T1"><text:s text:c="23"/></text:span><text:span text:style-name="T10">EXPERIENCIA PROFISSIONAL </text:span></text:p>
      <text:p text:style-name="P8">Estagiaria em:<text:span text:style-name="T16">Jogador</text:span></text:p>
      <text:p text:style-name="P8">Empresa: <text:span text:style-name="T16">RPS</text:span></text:p>
      <text:p text:style-name="P11">Per<text:span text:style-name="T16">í</text:span>odo:<text:span text:style-name="T16">2031 a 2033 <text:s text:c="70"/></text:span></text:p>
      <text:p text:style-name="P8">Projeto social:<text:span text:style-name="T16">Projeto nos roças </text:span></text:p>
      <text:p text:style-name="P8">Per<text:span text:style-name="T16">í</text:span>odo:<text:span text:style-name="T16">2033</text:span></text:p>
      <text:p text:style-name="P12"><text:span text:style-name="T6">Atividades:</text:span><text:span text:style-name="T7">Esportes </text:span><text:span text:style-name="T8">e esportes </text:span><text:span text:style-name="T21">acadêmicos</text:span></text:p>
      <text:p text:style-name="P1"/>
      <text:p text:style-name="P6">1°Emprego em:</text:p>
      <text:p text:style-name="P8">Empresa:<text:span text:style-name="T16">Professor em educaç</text:span><text:span text:style-name="T20">ã</text:span><text:span text:style-name="T16">o f</text:span><text:span text:style-name="T20">í</text:span><text:span text:style-name="T16">s</text:span><text:span text:style-name="T20">i</text:span><text:span text:style-name="T16">ca</text:span></text:p>
      <text:p text:style-name="P8">Per<text:span text:style-name="T16">í</text:span>odo:<text:span text:style-name="T16">2031</text:span></text:p>
      <text:p text:style-name="P8">Atividades principal:<text:span text:style-name="T16">Esportes</text:span></text:p>
      <text:p text:style-name="P8">Projeto social:<text:span text:style-name="T16">Projeto nas roças</text:span></text:p>
      <text:p text:style-name="P8">Per<text:span text:style-name="T16">í</text:span>odo:<text:span text:style-name="T16">2033</text:span></text:p>
      <text:p text:style-name="P8"><text:soft-page-break/>Atividades:<text:span text:style-name="T16">Esportes</text:span></text:p>
      <text:p text:style-name="P8"><text:s/></text:p>
      <text:p text:style-name="P4"><text:span text:style-name="T1"><text:s text:c="31"/></text:span><text:span text:style-name="T9"><text:s text:c="2"/></text:span><text:span text:style-name="T10">Qual</text:span><text:span text:style-name="T11">i</text:span><text:span text:style-name="T10">f</text:span><text:span text:style-name="T11">i</text:span><text:span text:style-name="T10">caç</text:span><text:span text:style-name="T11">ã</text:span><text:span text:style-name="T10">o e compet</text:span><text:span text:style-name="T11">ê</text:span><text:span text:style-name="T10">nc</text:span><text:span text:style-name="T11">i</text:span><text:span text:style-name="T10">as <text:s text:c="53"/>Exemplos</text:span><text:span text:style-name="T9">:</text:span><text:span text:style-name="T12">Construir maq</text:span><text:span text:style-name="T13">uinas de esportes f</text:span><text:span text:style-name="T14">i</text:span><text:span text:style-name="T13">s</text:span><text:span text:style-name="T14">i</text:span><text:span text:style-name="T13">otropéuta de educaç</text:span><text:span text:style-name="T14">ã</text:span><text:span text:style-name="T13">o física </text:span></text:p>
      <text:p text:style-name="P1"><text:s/><text:span text:style-name="T2"/></text:p>
      <text:p text:style-name="P3"><text:span text:style-name="T1"><text:s text:c="47"/></text:span><text:span text:style-name="T15"><text:s/></text:span><text:span text:style-name="T10">Cert</text:span><text:span text:style-name="T11">i</text:span><text:span text:style-name="T10">ficaç</text:span><text:span text:style-name="T11">õ</text:span><text:span text:style-name="T10">es</text:span></text:p>
      <text:p text:style-name="P15">íso 14001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47:14.623685900</meta:creation-date>
    <dc:title>Documento modelo</dc:title>
    <meta:editing-duration>PT2H13M17S</meta:editing-duration>
    <meta:editing-cycles>6</meta:editing-cycles>
    <meta:generator>LibreOffice/7.4.7.2$Linux_X86_64 LibreOffice_project/40$Build-2</meta:generator>
    <dc:date>2025-06-03T15:26:22.743016305</dc:date>
    <meta:document-statistic meta:table-count="0" meta:image-count="0" meta:object-count="0" meta:page-count="2" meta:paragraph-count="42" meta:word-count="102" meta:character-count="1447" meta:non-whitespace-character-count="910"/>
    <meta:template xlink:type="simple" xlink:actuate="onRequest" xlink:title="Documento modelo" xlink:href="../Modelos/Documento%20modelo.ott" meta:date="2025-05-23T10:47:13.457119754"/>
  </office:meta>
</office:document-meta>
</file>